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4cm" drawooo:fontwork-start="19.9cm" drawooo:fontwork-shadow-offset-x="0cm" drawooo:fontwork-shadow-offset-y="0cm"/>
      <style:paragraph-properties style:writing-mode="lr-tb"/>
    </style:style>
    <style:style style:name="gr2" style:family="graphic" style:parent-style-name="standard" style:list-style-name="L1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034cm" fo:min-width="14.27cm" fo:padding-top="0.165cm" fo:padding-bottom="0.165cm" fo:padding-left="0.29cm" fo:padding-right="0.29cm" fo:wrap-option="wrap" draw:shadow="hidden" drawooo:fontwork-style="rotate" drawooo:fontwork-adjust="right" drawooo:fontwork-distance="0.2cm" drawooo:fontwork-start="1.3cm" drawooo:fontwork-shadow-offset-x="0cm" drawooo:fontwork-shadow-offset-y="0cm"/>
      <style:paragraph-properties style:writing-mode="lr-tb"/>
    </style:style>
    <style:style style:name="gr3" style:family="graphic" style:parent-style-name="standard" style:list-style-name="L1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0.306cm" fo:min-width="13.238cm" fo:padding-top="0.165cm" fo:padding-bottom="0.165cm" fo:padding-left="0.29cm" fo:padding-right="0.29cm" fo:wrap-option="wrap" draw:shadow="hidden" drawooo:fontwork-style="rotate" drawooo:fontwork-adjust="right" drawooo:fontwork-distance="0.5cm" drawooo:fontwork-start="7.3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87cm" drawooo:fontwork-distance="0.2cm" drawooo:fontwork-start="4.9cm" drawooo:fontwork-shadow-offset-x="0cm" drawooo:fontwork-shadow-offset-y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cm" drawooo:fontwork-distance="0.2cm" drawooo:fontwork-start="4.9cm" drawooo:fontwork-shadow-offset-x="0cm" drawooo:fontwork-shadow-offset-y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cm" drawooo:fontwork-distance="0.5cm" drawooo:fontwork-start="7.3cm" drawooo:fontwork-shadow-offset-x="0cm" drawooo:fontwork-shadow-offset-y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9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  <style:text-properties style:font-name="Times New Roman" fo:font-size="48pt" style:font-size-asian="48pt" style:font-size-complex="4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/>
      <style:text-properties fo:font-size="48pt" style:font-size-asian="48pt" style:font-size-complex="48pt"/>
    </style:style>
    <style:style style:name="P6" style:family="paragraph">
      <style:text-properties fo:font-size="48pt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48pt" style:font-size-asian="32pt" style:font-size-complex="32pt"/>
    </style:style>
    <style:style style:name="P8" style:family="paragraph">
      <style:text-properties fo:font-size="36pt" style:font-size-asian="48pt" style:font-size-complex="48pt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36pt" style:font-size-asian="48pt" style:font-size-complex="48pt"/>
    </style:style>
    <style:style style:name="P10" style:family="paragraph">
      <style:text-properties fo:font-size="36pt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" fo:font-size="36pt" style:font-size-asian="32pt" style:font-size-complex="32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style:font-name="Times New Roman" fo:font-size="40pt" style:font-size-asian="40pt" style:font-size-complex="40pt"/>
    </style:style>
    <style:style style:name="T3" style:family="text">
      <style:text-properties style:font-name="Times New Roman" fo:font-size="36pt" style:font-size-asian="36pt" style:font-size-complex="36pt"/>
    </style:style>
    <style:style style:name="T4" style:family="text">
      <style:text-properties style:font-name="Times New Roman" style:font-size-asian="32pt" style:font-size-complex="32pt"/>
    </style:style>
    <style:style style:name="T5" style:family="text">
      <style:text-properties style:font-name="Times New Roman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Whole Numbers</text:span></text:p>
        </draw:path>
        <draw:path draw:style-name="gr2" draw:text-style-name="P4" draw:layer="layout" svg:width="21cm" svg:height="6cm" svg:x="3.999cm" svg:y="10.249cm" svg:viewBox="0 0 21001 6001" svg:d="M21001 3001c0 526-485 1044-1407 1500-921 456-2247 835-3843 1098-1597 263-3407 402-5250 402-1844 0-3654-139-5251-402-1596-263-2922-642-3843-1098-922-456-1407-974-1407-1500 0-527 485-1045 1407-1501 921-456 2247-835 3843-1098 1597-263 3407-402 5250-402 1844 0 3654 139 5251 402 1596 263 2922 642 3843 1098 922 456 1407 974 1407 1500z">
          <text:p text:style-name="P3"><text:span text:style-name="T2">Numbers with “0” in the one’s place</text:span></text:p>
        </draw:path>
        <draw:path draw:style-name="gr3" draw:text-style-name="P5" draw:layer="layout" svg:width="24.5cm" svg:height="14.249cm" svg:x="2cm" svg:y="5cm" svg:viewBox="0 0 24501 14250" svg:d="M24501 7125c0 1251-566 2479-1641 3562-1075 1084-2622 1983-4484 2608-1863 626-3975 955-6126 955-2150 0-4262-329-6125-955-1862-625-3409-1524-4484-2607-1075-1084-1641-2312-1641-3563s566-2479 1641-3562c1075-1084 2622-1983 4484-2608 1863-626 3975-955 6125-955 2151 0 4263 329 6126 955 1862 625 3409 1524 4484 2607 1075 1084 1641 2312 1641 3563z">
          <text:p text:style-name="P3"><text:span text:style-name="T1">Numbers divisible by 5</text:span></text:p>
        </draw:path>
        <draw:frame draw:style-name="gr4" draw:text-style-name="P7" draw:layer="layout" svg:width="2.991cm" svg:height="2.505cm" svg:x="1.259cm" svg:y="4.495cm">
          <draw:text-box>
            <text:p text:style-name="P6"><text:span text:style-name="T3"><text:s/></text:span><text:span text:style-name="T3">27</text:span><text:span text:style-name="T4"> </text:span></text:p>
          </draw:text-box>
        </draw:frame>
        <draw:frame draw:style-name="gr5" draw:text-style-name="P9" draw:layer="layout" svg:width="4cm" svg:height="2.25cm" svg:x="15cm" svg:y="13.25cm">
          <draw:text-box>
            <text:p text:style-name="P8"><text:span text:style-name="T5">2070</text:span></text:p>
          </draw:text-box>
        </draw:frame>
        <draw:frame draw:style-name="gr6" draw:text-style-name="P9" draw:layer="layout" svg:width="4.75cm" svg:height="2.537cm" svg:x="8.5cm" svg:y="16.5cm">
          <draw:text-box>
            <text:p text:style-name="P8"><text:span text:style-name="T5">45985</text:span></text:p>
          </draw:text-box>
        </draw:frame>
        <draw:frame draw:style-name="gr7" draw:text-style-name="P7" draw:layer="layout" svg:width="1.75cm" svg:height="2.126cm" svg:x="23.5cm" svg:y="2.124cm">
          <draw:text-box>
            <text:p text:style-name="P6"><text:span text:style-name="T3">8</text:span><text:span text:style-name="T4"> </text:span></text:p>
          </draw:text-box>
        </draw:frame>
        <draw:frame draw:style-name="gr8" draw:text-style-name="P11" draw:layer="layout" svg:width="5cm" svg:height="2.017cm" svg:x="21.5cm" svg:y="18.25cm">
          <draw:text-box>
            <text:p text:style-name="P10"><text:span text:style-name="T4">19374</text:span></text:p>
          </draw:text-box>
        </draw:frame>
        <draw:frame draw:style-name="gr9" draw:text-style-name="P9" draw:layer="layout" svg:width="3.25cm" svg:height="2.25cm" svg:x="9.5cm" svg:y="6.25cm">
          <draw:text-box>
            <text:p text:style-name="P8"><text:span text:style-name="T5">875</text:span></text:p>
          </draw:text-box>
        </draw:frame>
        <draw:frame draw:style-name="gr9" draw:text-style-name="P9" draw:layer="layout" svg:width="2.5cm" svg:height="2.25cm" svg:x="18cm" svg:y="7cm">
          <draw:text-box>
            <text:p text:style-name="P8"><text:span text:style-name="T5">15</text:span></text:p>
          </draw:text-box>
        </draw:frame>
        <draw:frame draw:style-name="gr10" draw:text-style-name="P9" draw:layer="layout" svg:width="2.5cm" svg:height="2.25cm" svg:x="6.25cm" svg:y="12.25cm">
          <draw:text-box>
            <text:p text:style-name="P8"><text:span text:style-name="T5">10</text:span></text:p>
          </draw:text-box>
        </draw:frame>
        <draw:frame draw:style-name="gr11" draw:text-style-name="P9" draw:layer="layout" svg:width="3.5cm" svg:height="2.16cm" svg:x="13cm" svg:y="10.75cm">
          <draw:text-box>
            <text:p text:style-name="P8"><text:span text:style-name="T5">38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7:10:07.561000000</meta:creation-date>
    <dc:date>2022-07-18T16:59:52.943850650</dc:date>
    <meta:editing-duration>PT15M50S</meta:editing-duration>
    <meta:editing-cycles>4</meta:editing-cycles>
    <meta:generator>LibreOffice/7.3.4.2$Linux_X86_64 LibreOffice_project/30$Build-2</meta:generator>
    <meta:document-statistic meta:object-count="12"/>
  </office:meta>
</office:document-meta>
</file>